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77cm"/>
    </style:style>
    <style:style style:name="co3" style:family="table-column">
      <style:table-column-properties fo:break-before="auto" style:column-width="8.68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1.05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2.244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847cm"/>
    </style:style>
    <style:style style:name="co12" style:family="table-column">
      <style:table-column-properties fo:break-before="auto" style:column-width="1.8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ce4"/>
        <table:table-row table:style-name="ro2">
          <table:table-cell table:style-name="ce1" office:value-type="string" calcext:value-type="string">
            <office:annotation draw:style-name="gr1" draw:text-style-name="P1" svg:width="8.333cm" svg:height="1.386cm" svg:x="1.877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23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26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559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0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29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1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3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4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2">
          <table:table-cell office:value-type="string" calcext:value-type="string">
            <text:p>RSFH</text:p>
          </table:table-cell>
          <table:table-cell table:style-name="ce2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A Valeur=H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table:style-name="ce2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RSS non groupé 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table:style-name="ce2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table:style-name="ce2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table:style-name="ce2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table:style-name="ce2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table:style-name="ce2" office:value-type="string" calcext:value-type="string">
            <text:p>N° d'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table:style-name="ce2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50 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table:style-name="ce2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63 A prendre sur le même support que le n° immatriculation. Clé à contrôler après la saisie, cf. annexe 5 de la norme B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table:style-name="ce2" office:value-type="string" calcext:value-type="string">
            <text:p>Date de début de séjour</text:p>
          </table:table-cell>
          <table:table-cell office:value-type="string" calcext:value-type="string">
            <text:p>DD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 CP 44 Modification liée au format de la date (JJMMAAAA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table:style-name="ce2" office:value-type="string" calcext:value-type="string">
            <text:p>Code UCD</text:p>
          </table:table-cell>
          <table:table-cell office:value-type="string" calcext:value-type="string">
            <text:p>CUCD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H 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table:style-name="ce2" office:value-type="string" calcext:value-type="string">
            <text:p>Coefficient de fractionnement</text:p>
          </table:table-cell>
          <table:table-cell office:value-type="string" calcext:value-type="string">
            <text:p>COEFF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H 57 1+4 (10000 par défaut)</text:p>
          </table:table-cell>
          <table:table-cell/>
          <table:table-cell office:value-type="string" calcext:value-type="string">
            <text:p>1+4</text:p>
          </table:table-cell>
        </table:table-row>
        <table:table-row table:style-name="ro2">
          <table:table-cell office:value-type="string" calcext:value-type="string">
            <text:p>RSFH</text:p>
          </table:table-cell>
          <table:table-cell table:style-name="ce2" office:value-type="string" calcext:value-type="string">
            <text:p>Prix d'achat unitaire TTC</text:p>
          </table:table-cell>
          <table:table-cell office:value-type="string" calcext:value-type="string">
            <text:p>PAU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H 67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2">
          <table:table-cell office:value-type="string" calcext:value-type="string">
            <text:p>RSFH</text:p>
          </table:table-cell>
          <table:table-cell table:style-name="ce2" office:value-type="string" calcext:value-type="string">
            <text:p>Montant unitaire de l'écart indemnisable</text:p>
          </table:table-cell>
          <table:table-cell office:value-type="string" calcext:value-type="string">
            <text:p>MUE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H 74 0 par défaut (5+2)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2">
          <table:table-cell office:value-type="string" calcext:value-type="string">
            <text:p>RSFH</text:p>
          </table:table-cell>
          <table:table-cell table:style-name="ce2" office:value-type="string" calcext:value-type="string">
            <text:p>Montant total de l'écart indemnisable</text:p>
          </table:table-cell>
          <table:table-cell office:value-type="string" calcext:value-type="string">
            <text:p>MTE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H 81 5+2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2">
          <table:table-cell office:value-type="string" calcext:value-type="string">
            <text:p>RSFH</text:p>
          </table:table-cell>
          <table:table-cell table:style-name="ce2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H 88 Compléter par « 0 » deva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FH</text:p>
          </table:table-cell>
          <table:table-cell table:style-name="ce2" office:value-type="string" calcext:value-type="string">
            <text:p>Montant total facturé TTC</text:p>
          </table:table-cell>
          <table:table-cell office:value-type="string" calcext:value-type="string">
            <text:p>MTF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3H 91 0 par défaut (5+2)</text:p>
          </table:table-cell>
          <table:table-cell/>
          <table:table-cell office:value-type="string" calcext:value-type="string">
            <text:p>5+2</text:p>
          </table:table-cell>
        </table:table-row>
        <table:table-row table:style-name="ro2">
          <table:table-cell office:value-type="string" calcext:value-type="string">
            <office:annotation draw:style-name="gr9" draw:text-style-name="P1" svg:width="12.587cm" svg:height="5.366cm" svg:x="1.933cm" svg:y="9.768cm" draw:caption-point-x="-0.666cm" draw:caption-point-y="-0.456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2" table:number-rows-repeated="1048556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explications" table:style-name="ta1">
        <office:forms form:automatic-focus="false" form:apply-design-mode="false"/>
        <table:table-column table:style-name="co14" table:default-cell-style-name="Default"/>
        <table:table-row table:style-name="ro3">
          <table:table-cell office:value-type="string" calcext:value-type="string">
            <text:p>Infos du RSFA, prises sur le manuel PREFACE 2.8.0.2 au paragraphe 6.2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La saisie a été faite manuellement, par copier-coller depuis le fichier PDF puis adaptation manuelle des inform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Le format est applicable à partir de M03 2018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Il n'y a pas eu de changements par rapport à 2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1:37:39.5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1:38:35.289000000</dc:date>
    <meta:editing-duration>PT2H31M43S</meta:editing-duration>
    <meta:editing-cycles>36</meta:editing-cycles>
    <meta:document-statistic meta:table-count="2" meta:cell-count="210" meta:object-count="0"/>
  </office:meta>
</office:document-meta>
</file>